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marker-start="Arrow" svg:stroke-opacity="100%" draw:fill="none" draw:textarea-horizontal-align="justify" draw:textarea-vertical-align="middle" draw:auto-grow-height="false" fo:min-height="1.368cm" fo:min-width="1.03cm"/>
    </style:style>
    <style:style style:name="gr2" style:family="graphic" style:parent-style-name="standard">
      <style:graphic-properties svg:stroke-color="#000000" draw:marker-start="Arrow" svg:stroke-opacity="100%" draw:fill="solid" draw:fill-color="#dddddd" draw:textarea-horizontal-align="justify" draw:textarea-vertical-align="middle" draw:auto-grow-height="false" fo:min-height="1.369cm" fo:min-width="1.03cm"/>
    </style:style>
    <style:style style:name="gr3" style:family="graphic" style:parent-style-name="standard">
      <style:graphic-properties svg:stroke-color="#000000" draw:marker-start="Arrow" svg:stroke-opacity="100%" draw:fill="none" draw:textarea-horizontal-align="justify" draw:textarea-vertical-align="middle" draw:auto-grow-height="false" fo:min-height="1.577cm" fo:min-width="1.23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marker-start="Arrow" svg:stroke-opacity="100%" draw:fill="solid" draw:fill-color="#dddddd" draw:textarea-horizontal-align="justify" draw:textarea-vertical-align="middle" draw:auto-grow-height="false" fo:min-height="1.368cm" fo:min-width="1.03cm"/>
    </style:style>
    <style:style style:name="gr6" style:family="graphic" style:parent-style-name="standard">
      <style:graphic-properties svg:stroke-color="#000000" draw:marker-start="Arrow" svg:stroke-opacity="100%" draw:fill="solid" draw:fill-color="#dddddd" draw:textarea-horizontal-align="justify" draw:textarea-vertical-align="middle" draw:auto-grow-height="false" fo:min-height="1.369cm" fo:min-width="1.031cm"/>
    </style:style>
    <style:style style:name="gr7" style:family="graphic" style:parent-style-name="standard">
      <style:graphic-properties svg:stroke-color="#000000" draw:marker-start="Arrow" svg:stroke-opacity="100%" draw:fill="none" draw:textarea-horizontal-align="justify" draw:textarea-vertical-align="middle" draw:auto-grow-height="false" fo:min-height="1.368cm" fo:min-width="1.031cm"/>
    </style:style>
    <style:style style:name="gr8" style:family="graphic" style:parent-style-name="standard">
      <style:graphic-properties svg:stroke-color="#000000" draw:marker-start="Arrow" svg:stroke-opacity="100%" draw:fill="solid" draw:fill-color="#dddddd" draw:textarea-horizontal-align="justify" draw:textarea-vertical-align="middle" draw:auto-grow-height="false" fo:min-height="1.368cm" fo:min-width="1.031cm"/>
    </style:style>
    <style:style style:name="gr9" style:family="graphic" style:parent-style-name="standard">
      <style:graphic-properties draw:stroke="none" svg:stroke-color="#000000" draw:fill="none" draw:fill-color="#ffffff" fo:min-height="1.35cm"/>
    </style:style>
    <style:style style:name="gr10" style:family="graphic" style:parent-style-name="standard">
      <style:graphic-properties draw:stroke="none" svg:stroke-color="#000000" draw:fill="none" draw:fill-color="#ffffff" fo:min-height="6.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000000" style:font-name="Tahoma" fo:font-size="12pt" style:font-size-asian="12pt" style:font-size-complex="12pt"/>
    </style:style>
    <style:style style:name="P3" style:family="paragraph">
      <loext:graphic-properties draw:fill="solid" draw:fill-color="#dddddd"/>
      <style:paragraph-properties fo:text-align="center"/>
      <style:text-properties fo:color="#000000" style:font-name="Tahoma" fo:font-size="12pt" fo:font-weight="normal" fo:background-color="transparent" style:font-size-asian="12pt" style:font-weight-asian="normal" style:font-size-complex="12pt" style:font-weight-complex="normal"/>
    </style:style>
    <style:style style:name="P4" style:family="paragraph">
      <style:paragraph-properties fo:text-align="center"/>
      <style:text-properties style:font-name="Tahoma"/>
    </style:style>
    <style:style style:name="P5" style:family="paragraph">
      <loext:graphic-properties draw:fill="none" draw:fill-color="#ffffff"/>
      <style:text-properties style:font-name="Tahoma"/>
    </style:style>
    <style:style style:name="P6" style:family="paragraph">
      <loext:graphic-properties draw:fill="none" draw:fill-color="#ffffff"/>
    </style:style>
    <style:style style:name="T1" style:family="text">
      <style:text-properties fo:color="#000000" style:font-name="Tahoma" fo:font-size="12pt" fo:font-weight="normal" fo:background-color="transparent" style:font-size-asian="12pt" style:font-weight-asian="normal" style:font-size-complex="12pt" style:font-weight-complex="normal"/>
    </style:style>
    <style:style style:name="T2" style:family="text">
      <style:text-properties style:font-name="Tahom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4cm" svg:height="2.288cm" svg:x="2.516cm" svg:y="3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164cm" svg:height="2.288cm" svg:x="6.91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64cm" svg:height="2.289cm" svg:x="6.915cm" svg:y="7.19cm">
          <text:p text:style-name="P2"><text:span text:style-name="T1">lo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452cm" svg:height="2.583cm" svg:x="6.771cm" svg:y="7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68cm" svg:y1="4.681cm" svg:x2="7.06cm" svg:y2="4.681cm">
          <text:p/>
        </draw:line>
        <draw:line draw:style-name="gr4" draw:text-style-name="P1" draw:layer="layout" svg:x1="7.997cm" svg:y1="5.788cm" svg:x2="7.997cm" svg:y2="7.043cm">
          <text:p/>
        </draw:line>
        <draw:custom-shape draw:style-name="gr5" draw:text-style-name="P3" draw:layer="layout" svg:width="2.164cm" svg:height="2.288cm" svg:x="2.444cm" svg:y="7.117cm">
          <text:p text:style-name="P2"><text:span text:style-name="T1">lo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452cm" svg:height="2.583cm" svg:x="2.3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164cm" svg:height="2.288cm" svg:x="2.517cm" svg:y="3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164cm" svg:height="2.288cm" svg:x="6.916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.164cm" svg:height="2.288cm" svg:x="6.916cm" svg:y="7.191cm">
          <text:p text:style-name="P2"><text:span text:style-name="T1">ol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452cm" svg:height="2.583cm" svg:x="6.772cm" svg:y="7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681cm" svg:y1="4.682cm" svg:x2="7.061cm" svg:y2="4.682cm">
          <text:p/>
        </draw:line>
        <draw:line draw:style-name="gr4" draw:text-style-name="P1" draw:layer="layout" svg:x1="7.998cm" svg:y1="5.789cm" svg:x2="7.998cm" svg:y2="7.044cm">
          <text:p/>
        </draw:line>
        <draw:custom-shape draw:style-name="gr6" draw:text-style-name="P3" draw:layer="layout" svg:width="2.163cm" svg:height="2.289cm" svg:x="2.445cm" svg:y="7.117cm">
          <text:p text:style-name="P2"><text:span text:style-name="T1">T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452cm" svg:height="2.583cm" svg:x="2.301cm" svg:y="6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163cm" svg:height="2.288cm" svg:x="10.593cm" svg:y="3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163cm" svg:height="2.288cm" svg:x="14.992cm" svg:y="3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163cm" svg:height="2.288cm" svg:x="14.992cm" svg:y="7.164cm">
          <text:p text:style-name="P2"><text:span text:style-name="T1">lo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452cm" svg:height="2.583cm" svg:x="14.847cm" svg:y="7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.756cm" svg:y1="4.654cm" svg:x2="15.136cm" svg:y2="4.654cm">
          <text:p/>
        </draw:line>
        <draw:line draw:style-name="gr4" draw:text-style-name="P1" draw:layer="layout" svg:x1="16.073cm" svg:y1="5.761cm" svg:x2="16.073cm" svg:y2="7.016cm">
          <text:p/>
        </draw:line>
        <draw:custom-shape draw:style-name="gr5" draw:text-style-name="P3" draw:layer="layout" svg:width="2.164cm" svg:height="2.288cm" svg:x="10.62cm" svg:y="7.19cm">
          <text:p text:style-name="P2"><text:span text:style-name="T1">lo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452cm" svg:height="2.583cm" svg:x="10.476cm" svg:y="7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164cm" svg:height="2.288cm" svg:x="10.593cm" svg:y="3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164cm" svg:height="2.288cm" svg:x="14.992cm" svg:y="3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.164cm" svg:height="2.288cm" svg:x="14.992cm" svg:y="7.164cm">
          <text:p text:style-name="P2"><text:span text:style-name="T1">lo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452cm" svg:height="2.583cm" svg:x="14.848cm" svg:y="7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.757cm" svg:y1="4.655cm" svg:x2="15.137cm" svg:y2="4.655cm">
          <text:p/>
        </draw:line>
        <draw:line draw:style-name="gr4" draw:text-style-name="P1" draw:layer="layout" svg:x1="16.074cm" svg:y1="5.762cm" svg:x2="16.074cm" svg:y2="7.017cm">
          <text:p/>
        </draw:line>
        <draw:custom-shape draw:style-name="gr2" draw:text-style-name="P3" draw:layer="layout" svg:width="2.164cm" svg:height="2.289cm" svg:x="10.621cm" svg:y="7.19cm">
          <text:p text:style-name="P2"><text:span text:style-name="T1">m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452cm" svg:height="2.583cm" svg:x="10.477cm" svg:y="7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163cm" svg:height="2.288cm" svg:x="10.594cm" svg:y="3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163cm" svg:height="2.288cm" svg:x="14.993cm" svg:y="3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163cm" svg:height="2.288cm" svg:x="14.993cm" svg:y="7.165cm">
          <text:p text:style-name="P2"><text:span text:style-name="T1">lo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452cm" svg:height="2.583cm" svg:x="14.848cm" svg:y="7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.757cm" svg:y1="4.655cm" svg:x2="15.137cm" svg:y2="4.655cm">
          <text:p/>
        </draw:line>
        <draw:line draw:style-name="gr4" draw:text-style-name="P1" draw:layer="layout" svg:x1="16.074cm" svg:y1="5.762cm" svg:x2="16.074cm" svg:y2="7.017cm">
          <text:p/>
        </draw:line>
        <draw:custom-shape draw:style-name="gr1" draw:text-style-name="P1" draw:layer="layout" svg:width="2.164cm" svg:height="2.288cm" svg:x="10.594cm" svg:y="3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164cm" svg:height="2.288cm" svg:x="14.993cm" svg:y="3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.164cm" svg:height="2.288cm" svg:x="14.993cm" svg:y="7.165cm">
          <text:p text:style-name="P2"><text:span text:style-name="T1">t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452cm" svg:height="2.583cm" svg:x="14.849cm" svg:y="7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2.758cm" svg:y1="4.656cm" svg:x2="15.138cm" svg:y2="4.656cm">
          <text:p/>
        </draw:line>
        <draw:line draw:style-name="gr4" draw:text-style-name="P1" draw:layer="layout" svg:x1="16.075cm" svg:y1="5.763cm" svg:x2="16.075cm" svg:y2="7.018cm">
          <text:p/>
        </draw:line>
        <draw:custom-shape draw:style-name="gr7" draw:text-style-name="P1" draw:layer="layout" svg:width="2.163cm" svg:height="2.288cm" svg:x="18.938cm" svg:y="3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163cm" svg:height="2.288cm" svg:x="23.39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163cm" svg:height="2.288cm" svg:x="23.391cm" svg:y="7.191cm">
          <text:p text:style-name="P2"><text:span text:style-name="T1">lo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452cm" svg:height="2.583cm" svg:x="23.246cm" svg:y="7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1.155cm" svg:y1="4.681cm" svg:x2="23.535cm" svg:y2="4.681cm">
          <text:p/>
        </draw:line>
        <draw:line draw:style-name="gr4" draw:text-style-name="P1" draw:layer="layout" svg:x1="24.472cm" svg:y1="5.788cm" svg:x2="24.472cm" svg:y2="7.043cm">
          <text:p/>
        </draw:line>
        <draw:custom-shape draw:style-name="gr5" draw:text-style-name="P3" draw:layer="layout" svg:width="2.164cm" svg:height="2.288cm" svg:x="19.019cm" svg:y="7.117cm">
          <text:p text:style-name="P2"><text:span text:style-name="T1">lo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452cm" svg:height="2.583cm" svg:x="18.875cm" svg:y="6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164cm" svg:height="2.288cm" svg:x="18.938cm" svg:y="3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164cm" svg:height="2.288cm" svg:x="23.391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.164cm" svg:height="2.288cm" svg:x="23.391cm" svg:y="7.191cm">
          <text:p text:style-name="P2"><text:span text:style-name="T1">lo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452cm" svg:height="2.583cm" svg:x="23.247cm" svg:y="7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1.156cm" svg:y1="4.682cm" svg:x2="23.536cm" svg:y2="4.682cm">
          <text:p/>
        </draw:line>
        <draw:line draw:style-name="gr4" draw:text-style-name="P1" draw:layer="layout" svg:x1="24.473cm" svg:y1="5.789cm" svg:x2="24.473cm" svg:y2="7.044cm">
          <text:p/>
        </draw:line>
        <draw:custom-shape draw:style-name="gr2" draw:text-style-name="P3" draw:layer="layout" svg:width="2.164cm" svg:height="2.289cm" svg:x="19.02cm" svg:y="7.117cm">
          <text:p text:style-name="P2"><text:span text:style-name="T1">bo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452cm" svg:height="2.583cm" svg:x="18.876cm" svg:y="6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163cm" svg:height="2.288cm" svg:x="18.939cm" svg:y="3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163cm" svg:height="2.288cm" svg:x="23.392cm" svg:y="3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163cm" svg:height="2.288cm" svg:x="23.392cm" svg:y="7.192cm">
          <text:p text:style-name="P2"><text:span text:style-name="T1">lo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452cm" svg:height="2.583cm" svg:x="23.247cm" svg:y="7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1.156cm" svg:y1="4.682cm" svg:x2="23.536cm" svg:y2="4.682cm">
          <text:p/>
        </draw:line>
        <draw:line draw:style-name="gr4" draw:text-style-name="P1" draw:layer="layout" svg:x1="24.473cm" svg:y1="5.789cm" svg:x2="24.473cm" svg:y2="7.044cm">
          <text:p/>
        </draw:line>
        <draw:custom-shape draw:style-name="gr1" draw:text-style-name="P1" draw:layer="layout" svg:width="2.164cm" svg:height="2.288cm" svg:x="18.939cm" svg:y="3.47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164cm" svg:height="2.288cm" svg:x="23.392cm" svg:y="3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.164cm" svg:height="2.288cm" svg:x="23.392cm" svg:y="7.192cm">
          <text:p text:style-name="P2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452cm" svg:height="2.583cm" svg:x="23.248cm" svg:y="7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1.157cm" svg:y1="4.683cm" svg:x2="23.537cm" svg:y2="4.683cm">
          <text:p/>
        </draw:line>
        <draw:line draw:style-name="gr4" draw:text-style-name="P1" draw:layer="layout" svg:x1="24.474cm" svg:y1="5.79cm" svg:x2="24.474cm" svg:y2="7.045cm">
          <text:p/>
        </draw:line>
        <draw:line draw:style-name="gr4" draw:text-style-name="P1" draw:layer="layout" svg:x1="3.5cm" svg:y1="5.8cm" svg:x2="3.5cm" svg:y2="7cm">
          <text:p/>
        </draw:line>
        <draw:line draw:style-name="gr4" draw:text-style-name="P1" draw:layer="layout" svg:x1="11.7cm" svg:y1="5.7cm" svg:x2="11.7cm" svg:y2="7.1cm">
          <text:p/>
        </draw:line>
        <draw:line draw:style-name="gr4" draw:text-style-name="P1" draw:layer="layout" svg:x1="20.1cm" svg:y1="5.7cm" svg:x2="20.1cm" svg:y2="7cm">
          <text:p/>
        </draw:line>
        <draw:line draw:style-name="gr4" draw:text-style-name="P1" draw:layer="layout" svg:x1="9.1cm" svg:y1="4.6cm" svg:x2="10.7cm" svg:y2="4.6cm">
          <text:p/>
        </draw:line>
        <draw:line draw:style-name="gr4" draw:text-style-name="P1" draw:layer="layout" svg:x1="17.2cm" svg:y1="4.6cm" svg:x2="18.9cm" svg:y2="4.6cm">
          <text:p/>
        </draw:line>
        <draw:frame draw:style-name="gr9" draw:text-style-name="P5" draw:layer="layout" svg:width="15.5cm" svg:height="1.6cm" svg:x="6.7cm" svg:y="1.3cm">
          <draw:text-box>
            <text:p text:style-name="P4"><text:span text:style-name="T2">Can you help us tag this sentene?</text:span></text:p>
          </draw:text-box>
        </draw:frame>
        <draw:frame draw:style-name="gr10" draw:text-style-name="P6" draw:layer="layout" svg:width="7.6cm" svg:height="6.8cm" svg:x="2cm" svg:y="10.4cm">
          <draw:text-box>
            <text:p><text:span text:style-name="T2">Tags:</text:span></text:p>
            <text:p><text:span text:style-name="T2">Adj-Adjective</text:span></text:p>
            <text:p><text:span text:style-name="T2">VB- Verb</text:span></text:p>
            <text:p><text:span text:style-name="T2">DT-Determinant</text:span></text:p>
            <text:p><text:span text:style-name="T2">N- Noun</text:span></text:p>
            <text:p><text:span text:style-name="T2">PRP- Presposition</text:span>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ylan Angus</meta:initial-creator>
    <meta:creation-date>2017-03-21T10:36:32.360208975</meta:creation-date>
    <dc:date>2017-03-21T12:01:40.528021064</dc:date>
    <dc:creator>Dylan Angus</dc:creator>
    <meta:editing-duration>PT7M25S</meta:editing-duration>
    <meta:editing-cycles>1</meta:editing-cycles>
    <meta:document-statistic meta:object-count="79"/>
    <meta:generator>LibreOffice/5.0.6.2$Linux_X86_64 LibreOffice_project/00$Build-2</meta:generator>
  </office:meta>
</office:document-meta>
</file>